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Droid Sans Mono" svg:font-family="'Droid Sans Mono', monospace, monospace"/>
    <style:font-face style:name="Droid Sans mono" svg:font-family="'Droid Sans mono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583in"/>
      <style:text-properties style:use-window-font-color="true" loext:opacity="0%" style:font-name="Droid Sans Mono" fo:font-size="8.39999961853027pt" fo:font-weight="normal" fo:background-color="transparent"/>
    </style:style>
    <style:style style:name="P2" style:family="paragraph" style:parent-style-name="Standard">
      <style:paragraph-properties style:line-height-at-least="0.1583in"/>
      <style:text-properties style:use-window-font-color="true" loext:opacity="0%" style:font-name="Droid Sans Mono" fo:font-size="8.39999961853027pt" fo:font-weight="normal" officeooo:paragraph-rsid="001c2881" fo:background-color="transparent"/>
    </style:style>
    <style:style style:name="P3" style:family="paragraph" style:parent-style-name="Standard">
      <style:paragraph-properties style:writing-mode="lr-tb"/>
      <style:text-properties style:use-window-font-color="true" loext:opacity="0%" style:font-name="Droid Sans Mono" fo:font-size="8.39999961853027pt" fo:font-weight="normal" fo:background-color="transparent"/>
    </style:style>
    <style:style style:name="P4" style:family="paragraph" style:parent-style-name="Standard">
      <style:paragraph-properties style:writing-mode="lr-tb"/>
      <style:text-properties style:use-window-font-color="true" loext:opacity="0%" style:font-name="Droid Sans Mono" fo:font-size="8.39999961853027pt" fo:font-weight="normal" officeooo:rsid="001e70fd" officeooo:paragraph-rsid="001e70fd" fo:background-color="transparent"/>
    </style:style>
    <style:style style:name="P5" style:family="paragraph" style:parent-style-name="Standard">
      <style:paragraph-properties style:line-height-at-least="0.1583in"/>
      <style:text-properties style:use-window-font-color="true" loext:opacity="0%" style:font-name="Droid Sans Mono" fo:font-size="8.39999961853027pt" fo:font-weight="normal" fo:background-color="transparent" style:font-size-asian="8.39999961853027pt" style:font-size-complex="8.39999961853027pt"/>
    </style:style>
    <style:style style:name="P6" style:family="paragraph" style:parent-style-name="Standard">
      <style:paragraph-properties style:writing-mode="lr-tb"/>
      <style:text-properties style:use-window-font-color="true" loext:opacity="0%" style:font-name="Droid Sans Mono" fo:font-size="8.39999961853027pt" style:text-underline-style="none" fo:font-weight="normal" officeooo:rsid="001e70fd" officeooo:paragraph-rsid="001e70fd" fo:background-color="transparent" style:font-weight-asian="normal" style:font-weight-complex="normal"/>
    </style:style>
    <style:style style:name="P7" style:family="paragraph" style:parent-style-name="Standard">
      <style:paragraph-properties style:line-height-at-least="0.1583in"/>
      <style:text-properties style:use-window-font-color="true" loext:opacity="0%" style:font-name="Droid Sans Mono" fo:font-size="8.39999961853027pt" style:text-underline-style="none" fo:font-weight="normal" fo:background-color="transparent" style:font-weight-asian="normal" style:font-weight-complex="normal"/>
    </style:style>
    <style:style style:name="P8" style:family="paragraph" style:parent-style-name="Standard">
      <style:paragraph-properties style:writing-mode="lr-tb"/>
      <style:text-properties style:use-window-font-color="true" loext:opacity="0%" style:font-name="Droid Sans Mono" fo:font-size="8.39999961853027pt" style:text-underline-style="none" fo:font-weight="normal" officeooo:rsid="00224749" officeooo:paragraph-rsid="00224749" fo:background-color="transparent" style:font-weight-asian="normal" style:font-weight-complex="normal"/>
    </style:style>
    <style:style style:name="P9" style:family="paragraph" style:parent-style-name="Standard">
      <style:text-properties style:use-window-font-color="true" loext:opacity="0%" fo:background-color="transparent"/>
    </style:style>
    <style:style style:name="P10" style:family="paragraph" style:parent-style-name="Standard">
      <style:paragraph-properties style:writing-mode="lr-tb"/>
      <style:text-properties style:use-window-font-color="true" loext:opacity="0%" fo:background-color="transparent"/>
    </style:style>
    <style:style style:name="P11" style:family="paragraph" style:parent-style-name="Standard">
      <style:paragraph-properties style:line-height-at-least="0.1583in"/>
      <style:text-properties style:use-window-font-color="true" loext:opacity="0%" officeooo:paragraph-rsid="001c2881" fo:background-color="transparent"/>
    </style:style>
    <style:style style:name="P12" style:family="paragraph" style:parent-style-name="Standard">
      <style:paragraph-properties style:line-height-at-least="0.1583in"/>
      <style:text-properties style:use-window-font-color="true" loext:opacity="0%" fo:background-color="transparent"/>
    </style:style>
    <style:style style:name="P13" style:family="paragraph" style:parent-style-name="Standard">
      <style:paragraph-properties style:writing-mode="lr-tb"/>
      <style:text-properties style:use-window-font-color="true" loext:opacity="0%" officeooo:rsid="001e70fd" officeooo:paragraph-rsid="001e70fd" fo:background-color="transparent"/>
    </style:style>
    <style:style style:name="P14" style:family="paragraph" style:parent-style-name="Standard">
      <style:paragraph-properties style:writing-mode="lr-tb"/>
      <style:text-properties style:use-window-font-color="true" loext:opacity="0%" style:font-name="Droid Sans mono" fo:font-size="8.39999961853027pt" officeooo:rsid="001e70fd" officeooo:paragraph-rsid="001e70fd" fo:background-color="transparent" style:font-size-asian="8.39999961853027pt" style:font-size-complex="8.39999961853027pt"/>
    </style:style>
    <style:style style:name="P15" style:family="paragraph" style:parent-style-name="Standard">
      <style:paragraph-properties style:writing-mode="lr-tb"/>
      <style:text-properties style:use-window-font-color="true" loext:opacity="0%" style:text-underline-style="none" fo:font-weight="normal" officeooo:rsid="001e70fd" officeooo:paragraph-rsid="001e70fd" fo:background-color="transparent" style:font-weight-asian="normal" style:font-weight-complex="normal"/>
    </style:style>
    <style:style style:name="T1" style:family="text">
      <style:text-properties officeooo:rsid="001c7efc"/>
    </style:style>
    <style:style style:name="T2" style:family="text">
      <style:text-properties style:use-window-font-color="true" loext:opacity="0%" fo:background-color="transparent" loext:char-shading-value="0"/>
    </style:style>
    <style:style style:name="T3" style:family="text">
      <style:text-properties officeooo:rsid="0020722a"/>
    </style:style>
    <style:style style:name="T4" style:family="text">
      <style:text-properties style:font-name="Droid Sans Mono" fo:font-size="8.39999961853027pt" fo:font-weight="normal"/>
    </style:style>
    <style:style style:name="T5" style:family="text">
      <style:text-properties style:font-name="Droid Sans Mono" fo:font-size="8.39999961853027pt" fo:font-weight="normal" officeooo:rsid="001c2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ic <text:span text:style-name="T1">Always </text:span>Taken:</text:p>
      <text:p text:style-name="P1">-----------------------------------------------------</text:p>
      <text:p text:style-name="P1">trace 1</text:p>
      <text:p text:style-name="P1">Success: 1359208</text:p>
      <text:p text:style-name="P1">Total: 1546797</text:p>
      <text:p text:style-name="P1">Accuracy: 0.878724</text:p>
      <text:p text:style-name="P1">Clock ticks: 108775</text:p>
      <text:p text:style-name="P1">Time: 0.108775</text:p>
      <text:p text:style-name="P1">-----------------------------------------------------</text:p>
      <text:p text:style-name="P1">trace 2</text:p>
      <text:p text:style-name="P1">Success: 1396314</text:p>
      <text:p text:style-name="P1">Total: 2422049</text:p>
      <text:p text:style-name="P1">Accuracy: 0.576501</text:p>
      <text:p text:style-name="P1">Clock ticks: 180685</text:p>
      <text:p text:style-name="P1">Time: 0.180685</text:p>
      <text:p text:style-name="P1">-----------------------------------------------------</text:p>
      <text:p text:style-name="P1">trace 3</text:p>
      <text:p text:style-name="P1">Success: 2107011</text:p>
      <text:p text:style-name="P1">Total: 3771697</text:p>
      <text:p text:style-name="P1">Accuracy: 0.558637</text:p>
      <text:p text:style-name="P1">Clock ticks: 286046</text:p>
      <text:p text:style-name="P1">Time: 0.286046</text:p>
      <text:p text:style-name="P1">-----------------------------------------------------</text:p>
      <text:p text:style-name="P1">trace 4</text:p>
      <text:p text:style-name="P1">Success: 3548466</text:p>
      <text:p text:style-name="P1">Total: 3755315</text:p>
      <text:p text:style-name="P1">Accuracy: 0.944918</text:p>
      <text:p text:style-name="P1">Clock ticks: 297354</text:p>
      <text:p text:style-name="P1">Time: 0.297354</text:p>
      <text:p text:style-name="P1">-----------------------------------------------------</text:p>
      <text:p text:style-name="P1">trace 5</text:p>
      <text:p text:style-name="P1">Success: 1496771</text:p>
      <text:p text:style-name="P1">Total: 3014850</text:p>
      <text:p text:style-name="P1">Accuracy: 0.496466</text:p>
      <text:p text:style-name="P1">Clock ticks: 238310</text:p>
      <text:p text:style-name="P1">Time: 0.238310</text:p>
      <text:p text:style-name="P1">-----------------------------------------------------</text:p>
      <text:p text:style-name="P1">trace 6</text:p>
      <text:p text:style-name="P1">Success: 1614101</text:p>
      <text:p text:style-name="P1">Total: 2563897</text:p>
      <text:p text:style-name="P1">Accuracy: 0.629550</text:p>
      <text:p text:style-name="P1">Clock ticks: 221160</text:p>
      <text:p text:style-name="P1">Time: 0.221160</text:p>
      <text:p text:style-name="P1">-----------------------------------------------------</text:p>
      <text:p text:style-name="P1">trace 7</text:p>
      <text:p text:style-name="P1">Success: 629367</text:p>
      <text:p text:style-name="P1">Total: 1614292</text:p>
      <text:p text:style-name="P1">Accuracy: 0.389872</text:p>
      <text:p text:style-name="P1">Clock ticks: 140874</text:p>
      <text:p text:style-name="P1">Time: 0.140874</text:p>
      <text:p text:style-name="P1">-----------------------------------------------------</text:p>
      <text:p text:style-name="P1">trace 8</text:p>
      <text:p text:style-name="P1">Success: 543422</text:p>
      <text:p text:style-name="P1">Total: 1625310</text:p>
      <text:p text:style-name="P1">Accuracy: 0.334350</text:p>
      <text:p text:style-name="P1">Clock ticks: 145934</text:p>
      <text:p text:style-name="P1">Time: 0.145934</text:p>
      <text:p text:style-name="P1">-----------------------------------------------------</text:p>
      <text:p text:style-name="P1">trace 9</text:p>
      <text:p text:style-name="P1">Success: 634631</text:p>
      <text:p text:style-name="P1">Total: 1643205</text:p>
      <text:p text:style-name="P1">Accuracy: 0.386215</text:p>
      <text:p text:style-name="P1">Clock ticks: 144418</text:p>
      <text:p text:style-name="P1"><text:soft-page-break/>Time: 0.144418</text:p>
      <text:p text:style-name="P1">-----------------------------------------------------</text:p>
      <text:p text:style-name="P1">trace 10</text:p>
      <text:p text:style-name="P1">Success: 619405</text:p>
      <text:p text:style-name="P1">Total: 1647830</text:p>
      <text:p text:style-name="P1">Accuracy: 0.375891</text:p>
      <text:p text:style-name="P1">Clock ticks: 142547</text:p>
      <text:p text:style-name="P1">Time: 0.142547</text:p>
      <text:p text:style-name="P1">-----------------------------------------------------</text:p>
      <text:p text:style-name="P1">trace 11</text:p>
      <text:p text:style-name="P1">Success: 611654</text:p>
      <text:p text:style-name="P1">Total: 1647830</text:p>
      <text:p text:style-name="P1">Accuracy: 0.371188</text:p>
      <text:p text:style-name="P1">Clock ticks: 133355</text:p>
      <text:p text:style-name="P1">Time: 0.133355</text:p>
      <text:p text:style-name="P1">-----------------------------------------------------</text:p>
      <text:p text:style-name="P1">trace 12</text:p>
      <text:p text:style-name="P1">Success: 644639</text:p>
      <text:p text:style-name="P1">Total: 1647816</text:p>
      <text:p text:style-name="P1">Accuracy: 0.391208</text:p>
      <text:p text:style-name="P1">Clock ticks: 133212</text:p>
      <text:p text:style-name="P1">Time: 0.133212</text:p>
      <text:p text:style-name="P1">-----------------------------------------------------</text:p>
      <text:p text:style-name="P1">trace 13</text:p>
      <text:p text:style-name="P1">Success: 635901</text:p>
      <text:p text:style-name="P1">Total: 1646525</text:p>
      <text:p text:style-name="P1">Accuracy: 0.386208</text:p>
      <text:p text:style-name="P1">Clock ticks: 129091</text:p>
      <text:p text:style-name="P1">Time: 0.129091</text:p>
      <text:p text:style-name="P1">-----------------------------------------------------</text:p>
      <text:p text:style-name="P1">trace 14</text:p>
      <text:p text:style-name="P1">Success: 630356</text:p>
      <text:p text:style-name="P1">Total: 1647811</text:p>
      <text:p text:style-name="P1">Accuracy: 0.382541</text:p>
      <text:p text:style-name="P1">Clock ticks: 132184</text:p>
      <text:p text:style-name="P1">Time: 0.132184</text:p>
      <text:p text:style-name="P1">-----------------------------------------------------</text:p>
      <text:p text:style-name="P1">trace 15</text:p>
      <text:p text:style-name="P1">Success: 623895</text:p>
      <text:p text:style-name="P1">Total: 1647827</text:p>
      <text:p text:style-name="P1">Accuracy: 0.378617</text:p>
      <text:p text:style-name="P1">Clock ticks: 132673</text:p>
      <text:p text:style-name="P1">Time: 0.132673</text:p>
      <text:p text:style-name="P2">-----------------------------------------------------</text:p>
      <text:p text:style-name="P1">trace 16</text:p>
      <text:p text:style-name="P1">Success: 638325</text:p>
      <text:p text:style-name="P1">Total: 1647833</text:p>
      <text:p text:style-name="P1">Accuracy: 0.387372</text:p>
      <text:p text:style-name="P1">Clock ticks: 133700</text:p>
      <text:p text:style-name="P1">Time: 0.133700</text:p>
      <text:p text:style-name="P1"/>
      <text:p text:style-name="P1">Mean:<text:tab/>0.491766125</text:p>
      <text:p text:style-name="P1">StdDev:<text:tab/>0.18563334376879423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5"/></text:p>
      <text:p text:style-name="P11"><text:soft-page-break/><text:span text:style-name="T5">Static Always Not Taken:</text:span></text:p>
      <text:p text:style-name="P1">-----------------------------------------------------</text:p>
      <text:p text:style-name="P1">trace 1</text:p>
      <text:p text:style-name="P1">Success: 187589</text:p>
      <text:p text:style-name="P1">Total: 1546797</text:p>
      <text:p text:style-name="P1">Accuracy: 0.121276</text:p>
      <text:p text:style-name="P1">Clock ticks: 108744</text:p>
      <text:p text:style-name="P1">Time: 0.108744</text:p>
      <text:p text:style-name="P1">-----------------------------------------------------</text:p>
      <text:p text:style-name="P1">trace 2</text:p>
      <text:p text:style-name="P1">Success: 1025735</text:p>
      <text:p text:style-name="P1">Total: 2422049</text:p>
      <text:p text:style-name="P1">Accuracy: 0.423499</text:p>
      <text:p text:style-name="P1">Clock ticks: 179798</text:p>
      <text:p text:style-name="P1">Time: 0.179798</text:p>
      <text:p text:style-name="P1">-----------------------------------------------------</text:p>
      <text:p text:style-name="P1">trace 3</text:p>
      <text:p text:style-name="P1">Success: 1664686</text:p>
      <text:p text:style-name="P1">Total: 3771697</text:p>
      <text:p text:style-name="P1">Accuracy: 0.441363</text:p>
      <text:p text:style-name="P1">Clock ticks: 283273</text:p>
      <text:p text:style-name="P1">Time: 0.283273</text:p>
      <text:p text:style-name="P1">-----------------------------------------------------</text:p>
      <text:p text:style-name="P1">trace 4</text:p>
      <text:p text:style-name="P1">Success: 206849</text:p>
      <text:p text:style-name="P1">Total: 3755315</text:p>
      <text:p text:style-name="P1">Accuracy: 0.055082</text:p>
      <text:p text:style-name="P1">Clock ticks: 277427</text:p>
      <text:p text:style-name="P1">Time: 0.277427</text:p>
      <text:p text:style-name="P1">-----------------------------------------------------</text:p>
      <text:p text:style-name="P1">trace 5</text:p>
      <text:p text:style-name="P1">Success: 1518079</text:p>
      <text:p text:style-name="P1">Total: 3014850</text:p>
      <text:p text:style-name="P1">Accuracy: 0.503534</text:p>
      <text:p text:style-name="P1">Clock ticks: 230171</text:p>
      <text:p text:style-name="P1">Time: 0.230171</text:p>
      <text:p text:style-name="P1">-----------------------------------------------------</text:p>
      <text:p text:style-name="P1">trace 6</text:p>
      <text:p text:style-name="P1">Success: 949796</text:p>
      <text:p text:style-name="P1">Total: 2563897</text:p>
      <text:p text:style-name="P1">Accuracy: 0.370450</text:p>
      <text:p text:style-name="P1">Clock ticks: 210421</text:p>
      <text:p text:style-name="P1">Time: 0.210421</text:p>
      <text:p text:style-name="P1">-----------------------------------------------------</text:p>
      <text:p text:style-name="P1">trace 7</text:p>
      <text:p text:style-name="P1">Success: 984925</text:p>
      <text:p text:style-name="P1">Total: 1614292</text:p>
      <text:p text:style-name="P1">Accuracy: 0.610128</text:p>
      <text:p text:style-name="P1">Clock ticks: 141612</text:p>
      <text:p text:style-name="P1">Time: 0.141612</text:p>
      <text:p text:style-name="P1">-----------------------------------------------------</text:p>
      <text:p text:style-name="P1">trace 8</text:p>
      <text:p text:style-name="P1">Success: 1081888</text:p>
      <text:p text:style-name="P1">Total: 1625310</text:p>
      <text:p text:style-name="P1">Accuracy: 0.665650</text:p>
      <text:p text:style-name="P1">Clock ticks: 141013</text:p>
      <text:p text:style-name="P1">Time: 0.141013</text:p>
      <text:p text:style-name="P1">-----------------------------------------------------</text:p>
      <text:p text:style-name="P1">trace 9</text:p>
      <text:p text:style-name="P1">Success: 1008574</text:p>
      <text:p text:style-name="P1">Total: 1643205</text:p>
      <text:p text:style-name="P1">Accuracy: 0.613785</text:p>
      <text:p text:style-name="P1">Clock ticks: 139265</text:p>
      <text:p text:style-name="P1"><text:soft-page-break/>Time: 0.139265</text:p>
      <text:p text:style-name="P1">-----------------------------------------------------</text:p>
      <text:p text:style-name="P1">trace 10</text:p>
      <text:p text:style-name="P1">Success: 1028425</text:p>
      <text:p text:style-name="P1">Total: 1647830</text:p>
      <text:p text:style-name="P1">Accuracy: 0.624109</text:p>
      <text:p text:style-name="P1">Clock ticks: 142873</text:p>
      <text:p text:style-name="P1">Time: 0.142873</text:p>
      <text:p text:style-name="P1">-----------------------------------------------------</text:p>
      <text:p text:style-name="P1">trace 11</text:p>
      <text:p text:style-name="P1">Success: 1036176</text:p>
      <text:p text:style-name="P1">Total: 1647830</text:p>
      <text:p text:style-name="P1">Accuracy: 0.628812</text:p>
      <text:p text:style-name="P1">Clock ticks: 137474</text:p>
      <text:p text:style-name="P1">Time: 0.137474</text:p>
      <text:p text:style-name="P1">-----------------------------------------------------</text:p>
      <text:p text:style-name="P1">trace 12</text:p>
      <text:p text:style-name="P1">Success: 1003177</text:p>
      <text:p text:style-name="P1">Total: 1647816</text:p>
      <text:p text:style-name="P1">Accuracy: 0.608792</text:p>
      <text:p text:style-name="P1">Clock ticks: 130766</text:p>
      <text:p text:style-name="P1">Time: 0.130766</text:p>
      <text:p text:style-name="P1">-----------------------------------------------------</text:p>
      <text:p text:style-name="P1">trace 13</text:p>
      <text:p text:style-name="P1">Success: 1010624</text:p>
      <text:p text:style-name="P1">Total: 1646525</text:p>
      <text:p text:style-name="P1">Accuracy: 0.613792</text:p>
      <text:p text:style-name="P1">Clock ticks: 127409</text:p>
      <text:p text:style-name="P1">Time: 0.127409</text:p>
      <text:p text:style-name="P1">-----------------------------------------------------</text:p>
      <text:p text:style-name="P1">trace 14</text:p>
      <text:p text:style-name="P1">Success: 1017455</text:p>
      <text:p text:style-name="P1">Total: 1647811</text:p>
      <text:p text:style-name="P1">Accuracy: 0.617459</text:p>
      <text:p text:style-name="P1">Clock ticks: 130936</text:p>
      <text:p text:style-name="P1">Time: 0.130936</text:p>
      <text:p text:style-name="P1">-----------------------------------------------------</text:p>
      <text:p text:style-name="P1">trace 15</text:p>
      <text:p text:style-name="P1">Success: 1023932</text:p>
      <text:p text:style-name="P1">Total: 1647827</text:p>
      <text:p text:style-name="P1">Accuracy: 0.621383</text:p>
      <text:p text:style-name="P1">Clock ticks: 132528</text:p>
      <text:p text:style-name="P1">Time: 0.132528</text:p>
      <text:p text:style-name="P1">-----------------------------------------------------</text:p>
      <text:p text:style-name="P1">trace 16</text:p>
      <text:p text:style-name="P1">Success: 1009508</text:p>
      <text:p text:style-name="P1">Total: 1647833</text:p>
      <text:p text:style-name="P1">Accuracy: 0.612628</text:p>
      <text:p text:style-name="P1">Clock ticks: 131804</text:p>
      <text:p text:style-name="P12"><text:span text:style-name="T4">Time: 0.131804</text:span></text:p>
      <text:p text:style-name="P12"><text:span text:style-name="T4"/></text:p>
      <text:p text:style-name="P12"><text:span text:style-name="T4">Mean:<text:tab/>0.5082338750000001</text:span></text:p>
      <text:p text:style-name="P12"><text:span text:style-name="T4">StdDev:<text:tab/>0.18563334376879423</text:span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Dynamic Last Taken</text:p>
      <text:p text:style-name="P1">-----------------------------------------------------</text:p>
      <text:p text:style-name="P1">trace 1</text:p>
      <text:p text:style-name="P1">Success: 1506072</text:p>
      <text:p text:style-name="P1">Total: 1546797</text:p>
      <text:p text:style-name="P1">Accuracy: 0.973671</text:p>
      <text:p text:style-name="P1">Clock ticks: 173086</text:p>
      <text:p text:style-name="P1">Time: 0.173086</text:p>
      <text:p text:style-name="P1">-----------------------------------------------------</text:p>
      <text:p text:style-name="P1">trace 2</text:p>
      <text:p text:style-name="P1">Success: 1490283</text:p>
      <text:p text:style-name="P1">Total: 2422049</text:p>
      <text:p text:style-name="P1">Accuracy: 0.615298</text:p>
      <text:p text:style-name="P1">Clock ticks: 226885</text:p>
      <text:p text:style-name="P1">Time: 0.226885</text:p>
      <text:p text:style-name="P1">-----------------------------------------------------</text:p>
      <text:p text:style-name="P1">trace 3</text:p>
      <text:p text:style-name="P1">Success: 2811302</text:p>
      <text:p text:style-name="P1">Total: 3771697</text:p>
      <text:p text:style-name="P1">Accuracy: 0.745368</text:p>
      <text:p text:style-name="P1">Clock ticks: 954566</text:p>
      <text:p text:style-name="P1">Time: 0.954566</text:p>
      <text:p text:style-name="P1">-----------------------------------------------------</text:p>
      <text:p text:style-name="P1">trace 4</text:p>
      <text:p text:style-name="P1">Success: 3717718</text:p>
      <text:p text:style-name="P1">Total: 3755315</text:p>
      <text:p text:style-name="P1">Accuracy: 0.989988</text:p>
      <text:p text:style-name="P1">Clock ticks: 562461</text:p>
      <text:p text:style-name="P1">Time: 0.562461</text:p>
      <text:p text:style-name="P1">-----------------------------------------------------</text:p>
      <text:p text:style-name="P1">trace 5</text:p>
      <text:p text:style-name="P1">Success: 2591530</text:p>
      <text:p text:style-name="P1">Total: 3014850</text:p>
      <text:p text:style-name="P1">Accuracy: 0.859588</text:p>
      <text:p text:style-name="P1">Clock ticks: 719186</text:p>
      <text:p text:style-name="P1">Time: 0.719186</text:p>
      <text:p text:style-name="P1">-----------------------------------------------------</text:p>
      <text:p text:style-name="P1">trace 6</text:p>
      <text:p text:style-name="P1">Success: 2233489</text:p>
      <text:p text:style-name="P1">Total: 2563897</text:p>
      <text:p text:style-name="P1">Accuracy: 0.871131</text:p>
      <text:p text:style-name="P1">Clock ticks: 5551091</text:p>
      <text:p text:style-name="P1">Time: 5.551091</text:p>
      <text:p text:style-name="P1">-----------------------------------------------------</text:p>
      <text:p text:style-name="P1">trace 7</text:p>
      <text:p text:style-name="P1">Success: 1455534</text:p>
      <text:p text:style-name="P1">Total: 1614292</text:p>
      <text:p text:style-name="P1">Accuracy: 0.901655</text:p>
      <text:p text:style-name="P1">Clock ticks: 4655645</text:p>
      <text:p text:style-name="P1">Time: 4.655645</text:p>
      <text:p text:style-name="P1">-----------------------------------------------------</text:p>
      <text:p text:style-name="P1">trace 8</text:p>
      <text:p text:style-name="P1">Success: 1444872</text:p>
      <text:p text:style-name="P1">Total: 1625310</text:p>
      <text:p text:style-name="P1">Accuracy: 0.888982</text:p>
      <text:p text:style-name="P1">Clock ticks: 2273344</text:p>
      <text:p text:style-name="P1">Time: 2.273344</text:p>
      <text:p text:style-name="P1">-----------------------------------------------------</text:p>
      <text:p text:style-name="P1">trace 9</text:p>
      <text:p text:style-name="P1">Success: 1400943</text:p>
      <text:p text:style-name="P1">Total: 1643205</text:p>
      <text:p text:style-name="P1">Accuracy: 0.852567</text:p>
      <text:p text:style-name="P1">Clock ticks: 7429502</text:p>
      <text:p text:style-name="P1">Time: 7.429502</text:p>
      <text:p text:style-name="P1"><text:soft-page-break/>-----------------------------------------------------</text:p>
      <text:p text:style-name="P1">trace 10</text:p>
      <text:p text:style-name="P1">Success: 1378149</text:p>
      <text:p text:style-name="P1">Total: 1647830</text:p>
      <text:p text:style-name="P1">Accuracy: 0.836342</text:p>
      <text:p text:style-name="P1">Clock ticks: 1041136</text:p>
      <text:p text:style-name="P1">Time: 1.041136</text:p>
      <text:p text:style-name="P1">-----------------------------------------------------</text:p>
      <text:p text:style-name="P1">trace 11</text:p>
      <text:p text:style-name="P1">Success: 1386760</text:p>
      <text:p text:style-name="P1">Total: 1647830</text:p>
      <text:p text:style-name="P1">Accuracy: 0.841567</text:p>
      <text:p text:style-name="P1">Clock ticks: 1073775</text:p>
      <text:p text:style-name="P1">Time: 1.073775</text:p>
      <text:p text:style-name="P1">-----------------------------------------------------</text:p>
      <text:p text:style-name="P1">trace 12</text:p>
      <text:p text:style-name="P1">Success: 1398392</text:p>
      <text:p text:style-name="P1">Total: 1647816</text:p>
      <text:p text:style-name="P1">Accuracy: 0.848634</text:p>
      <text:p text:style-name="P1">Clock ticks: 2008770</text:p>
      <text:p text:style-name="P1">Time: 2.008770</text:p>
      <text:p text:style-name="P1">-----------------------------------------------------</text:p>
      <text:p text:style-name="P1">trace 13</text:p>
      <text:p text:style-name="P1">Success: 1446139</text:p>
      <text:p text:style-name="P1">Total: 1646525</text:p>
      <text:p text:style-name="P1">Accuracy: 0.878298</text:p>
      <text:p text:style-name="P1">Clock ticks: 2118787</text:p>
      <text:p text:style-name="P1">Time: 2.118787</text:p>
      <text:p text:style-name="P1">-----------------------------------------------------</text:p>
      <text:p text:style-name="P1">trace 14</text:p>
      <text:p text:style-name="P1">Success: 1373173</text:p>
      <text:p text:style-name="P1">Total: 1647811</text:p>
      <text:p text:style-name="P1">Accuracy: 0.833332</text:p>
      <text:p text:style-name="P1">Clock ticks: 1803633</text:p>
      <text:p text:style-name="P1">Time: 1.803633</text:p>
      <text:p text:style-name="P1">-----------------------------------------------------</text:p>
      <text:p text:style-name="P1">trace 15</text:p>
      <text:p text:style-name="P1">Success: 1368080</text:p>
      <text:p text:style-name="P1">Total: 1647827</text:p>
      <text:p text:style-name="P1">Accuracy: 0.830233</text:p>
      <text:p text:style-name="P1">Clock ticks: 980630</text:p>
      <text:p text:style-name="P1">Time: 0.980630</text:p>
      <text:p text:style-name="P1">-----------------------------------------------------</text:p>
      <text:p text:style-name="P1">trace 16</text:p>
      <text:p text:style-name="P1">Success: 1409509</text:p>
      <text:p text:style-name="P1">Total: 1647833</text:p>
      <text:p text:style-name="P1">Accuracy: 0.855371</text:p>
      <text:p text:style-name="P1">Clock ticks: 1095685</text:p>
      <text:p text:style-name="P1">Time: 1.095685</text:p>
      <text:p text:style-name="P5"/>
      <text:p text:style-name="P14">Mean:<text:tab/>0.8513765625</text:p>
      <text:p text:style-name="P14">StdDev:<text:tab/>0.08461059781293652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Dynamic Bimodal for N = 20</text:p>
      <text:p text:style-name="P1">-----------------------------------------------------</text:p>
      <text:p text:style-name="P1">trace 1</text:p>
      <text:p text:style-name="P1">Success: 1526418</text:p>
      <text:p text:style-name="P1">Total: 1546797</text:p>
      <text:p text:style-name="P1">Accuracy: 0.986825</text:p>
      <text:p text:style-name="P1">Clock ticks: 130825</text:p>
      <text:p text:style-name="P1">Time: 0.130825</text:p>
      <text:p text:style-name="P1">-----------------------------------------------------</text:p>
      <text:p text:style-name="P1">trace 2</text:p>
      <text:p text:style-name="P1">Success: 1938201</text:p>
      <text:p text:style-name="P1">Total: 2422049</text:p>
      <text:p text:style-name="P1">Accuracy: 0.800232</text:p>
      <text:p text:style-name="P1">Clock ticks: 196272</text:p>
      <text:p text:style-name="P1">Time: 0.196272</text:p>
      <text:p text:style-name="P1">-----------------------------------------------------</text:p>
      <text:p text:style-name="P1">trace 3</text:p>
      <text:p text:style-name="P1">Success: 3187507</text:p>
      <text:p text:style-name="P1">Total: 3771697</text:p>
      <text:p text:style-name="P1">Accuracy: 0.845112</text:p>
      <text:p text:style-name="P1">Clock ticks: 317883</text:p>
      <text:p text:style-name="P1">Time: 0.317883</text:p>
      <text:p text:style-name="P1">-----------------------------------------------------</text:p>
      <text:p text:style-name="P1">trace 4</text:p>
      <text:p text:style-name="P1">Success: 3729558</text:p>
      <text:p text:style-name="P1">Total: 3755315</text:p>
      <text:p text:style-name="P1">Accuracy: 0.993141</text:p>
      <text:p text:style-name="P1">Clock ticks: 275610</text:p>
      <text:p text:style-name="P1">Time: 0.275610</text:p>
      <text:p text:style-name="P1">-----------------------------------------------------</text:p>
      <text:p text:style-name="P1">trace 5</text:p>
      <text:p text:style-name="P1">Success: 2716106</text:p>
      <text:p text:style-name="P1">Total: 3014850</text:p>
      <text:p text:style-name="P1">Accuracy: 0.900909</text:p>
      <text:p text:style-name="P1">Clock ticks: 252532</text:p>
      <text:p text:style-name="P1">Time: 0.252532</text:p>
      <text:p text:style-name="P1">-----------------------------------------------------</text:p>
      <text:p text:style-name="P1">trace 6</text:p>
      <text:p text:style-name="P1">Success: 2318115</text:p>
      <text:p text:style-name="P1">Total: 2563897</text:p>
      <text:p text:style-name="P1">Accuracy: 0.904137</text:p>
      <text:p text:style-name="P1">Clock ticks: 228931</text:p>
      <text:p text:style-name="P1">Time: 0.228931</text:p>
      <text:p text:style-name="P1">-----------------------------------------------------</text:p>
      <text:p text:style-name="P1">trace 7</text:p>
      <text:p text:style-name="P1">Success: 1492005</text:p>
      <text:p text:style-name="P1">Total: 1614292</text:p>
      <text:p text:style-name="P1">Accuracy: 0.924247</text:p>
      <text:p text:style-name="P1">Clock ticks: 153302</text:p>
      <text:p text:style-name="P1">Time: 0.153302</text:p>
      <text:p text:style-name="P1">-----------------------------------------------------</text:p>
      <text:p text:style-name="P1">trace 8</text:p>
      <text:p text:style-name="P1">Success: 1493700</text:p>
      <text:p text:style-name="P1">Total: 1625310</text:p>
      <text:p text:style-name="P1">Accuracy: 0.919025</text:p>
      <text:p text:style-name="P1">Clock ticks: 158277</text:p>
      <text:p text:style-name="P1">Time: 0.158277</text:p>
      <text:p text:style-name="P1">-----------------------------------------------------</text:p>
      <text:p text:style-name="P1">trace 9</text:p>
      <text:p text:style-name="P1">Success: 1452682</text:p>
      <text:p text:style-name="P1">Total: 1643205</text:p>
      <text:p text:style-name="P1">Accuracy: 0.884054</text:p>
      <text:p text:style-name="P1">Clock ticks: 153785</text:p>
      <text:p text:style-name="P1">Time: 0.153785</text:p>
      <text:p text:style-name="P1"><text:soft-page-break/>-----------------------------------------------------</text:p>
      <text:p text:style-name="P1">trace 10</text:p>
      <text:p text:style-name="P1">Success: 1421725</text:p>
      <text:p text:style-name="P1">Total: 1647830</text:p>
      <text:p text:style-name="P1">Accuracy: 0.862786</text:p>
      <text:p text:style-name="P1">Clock ticks: 144980</text:p>
      <text:p text:style-name="P1">Time: 0.144980</text:p>
      <text:p text:style-name="P1">-----------------------------------------------------</text:p>
      <text:p text:style-name="P1">trace 11</text:p>
      <text:p text:style-name="P1">Success: 1433585</text:p>
      <text:p text:style-name="P1">Total: 1647830</text:p>
      <text:p text:style-name="P1">Accuracy: 0.869984</text:p>
      <text:p text:style-name="P1">Clock ticks: 147304</text:p>
      <text:p text:style-name="P1">Time: 0.147304</text:p>
      <text:p text:style-name="P1">-----------------------------------------------------</text:p>
      <text:p text:style-name="P1">trace 12</text:p>
      <text:p text:style-name="P1">Success: 1456268</text:p>
      <text:p text:style-name="P1">Total: 1647816</text:p>
      <text:p text:style-name="P1">Accuracy: 0.883756</text:p>
      <text:p text:style-name="P1">Clock ticks: 146418</text:p>
      <text:p text:style-name="P1">Time: 0.146418</text:p>
      <text:p text:style-name="P1">-----------------------------------------------------</text:p>
      <text:p text:style-name="P1">trace 13</text:p>
      <text:p text:style-name="P1">Success: 1505661</text:p>
      <text:p text:style-name="P1">Total: 1646525</text:p>
      <text:p text:style-name="P1">Accuracy: 0.914448</text:p>
      <text:p text:style-name="P1">Clock ticks: 138565</text:p>
      <text:p text:style-name="P1">Time: 0.138565</text:p>
      <text:p text:style-name="P1">-----------------------------------------------------</text:p>
      <text:p text:style-name="P1">trace 14</text:p>
      <text:p text:style-name="P1">Success: 1435540</text:p>
      <text:p text:style-name="P1">Total: 1647811</text:p>
      <text:p text:style-name="P1">Accuracy: 0.871180</text:p>
      <text:p text:style-name="P1">Clock ticks: 148440</text:p>
      <text:p text:style-name="P1">Time: 0.148440</text:p>
      <text:p text:style-name="P1">-----------------------------------------------------</text:p>
      <text:p text:style-name="P1">trace 15</text:p>
      <text:p text:style-name="P1">Success: 1425237</text:p>
      <text:p text:style-name="P1">Total: 1647827</text:p>
      <text:p text:style-name="P1">Accuracy: 0.864919</text:p>
      <text:p text:style-name="P1">Clock ticks: 157015</text:p>
      <text:p text:style-name="P1">Time: 0.157015</text:p>
      <text:p text:style-name="P1">-----------------------------------------------------</text:p>
      <text:p text:style-name="P1">trace 16</text:p>
      <text:p text:style-name="P1">Success: 1464344</text:p>
      <text:p text:style-name="P1">Total: 1647833</text:p>
      <text:p text:style-name="P1">Accuracy: 0.888648</text:p>
      <text:p text:style-name="P1">Clock ticks: 151073</text:p>
      <text:p text:style-name="P1">Time: 0.151073</text:p>
      <text:p text:style-name="P1"/>
      <text:p text:style-name="P1">Mean:<text:tab/>0.8945876875</text:p>
      <text:p text:style-name="P1">StdDev:<text:tab/>0.048223201611836526</text:p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oft-page-break/>Dynamic LT with n = 10</text:p>
      <text:p text:style-name="P6">-----------------------------------------------------</text:p>
      <text:p text:style-name="P7">trace 1</text:p>
      <text:p text:style-name="P7">Success: 1526329</text:p>
      <text:p text:style-name="P7">Total: 1546797</text:p>
      <text:p text:style-name="P7">Accuracy: 0.986767</text:p>
      <text:p text:style-name="P7">Clock ticks: 148054</text:p>
      <text:p text:style-name="P7">Time: 0.148054</text:p>
      <text:p text:style-name="P7">-----------------------------------------------------</text:p>
      <text:p text:style-name="P7">trace 2</text:p>
      <text:p text:style-name="P7">Success: 1939185</text:p>
      <text:p text:style-name="P7">Total: 2422049</text:p>
      <text:p text:style-name="P7">Accuracy: 0.800638</text:p>
      <text:p text:style-name="P7">Clock ticks: 210652</text:p>
      <text:p text:style-name="P7">Time: 0.210652</text:p>
      <text:p text:style-name="P7">-----------------------------------------------------</text:p>
      <text:p text:style-name="P7">trace 3</text:p>
      <text:p text:style-name="P7">Success: 3117661</text:p>
      <text:p text:style-name="P7">Total: 3771697</text:p>
      <text:p text:style-name="P7">Accuracy: 0.826594</text:p>
      <text:p text:style-name="P7">Clock ticks: 369464</text:p>
      <text:p text:style-name="P7">Time: 0.369464</text:p>
      <text:p text:style-name="P7">-----------------------------------------------------</text:p>
      <text:p text:style-name="P7">trace 4</text:p>
      <text:p text:style-name="P7">Success: 3729173</text:p>
      <text:p text:style-name="P7">Total: 3755315</text:p>
      <text:p text:style-name="P7">Accuracy: 0.993039</text:p>
      <text:p text:style-name="P7">Clock ticks: 276233</text:p>
      <text:p text:style-name="P7">Time: 0.276233</text:p>
      <text:p text:style-name="P7">-----------------------------------------------------</text:p>
      <text:p text:style-name="P7">trace 5</text:p>
      <text:p text:style-name="P7">Success: 2668215</text:p>
      <text:p text:style-name="P7">Total: 3014850</text:p>
      <text:p text:style-name="P7">Accuracy: 0.885024</text:p>
      <text:p text:style-name="P7">Clock ticks: 256444</text:p>
      <text:p text:style-name="P7">Time: 0.256444</text:p>
      <text:p text:style-name="P7">-----------------------------------------------------</text:p>
      <text:p text:style-name="P7">trace 6</text:p>
      <text:p text:style-name="P7">Success: 2263803</text:p>
      <text:p text:style-name="P7">Total: 2563897</text:p>
      <text:p text:style-name="P7">Accuracy: 0.882954</text:p>
      <text:p text:style-name="P7">Clock ticks: 219726</text:p>
      <text:p text:style-name="P7">Time: 0.219726</text:p>
      <text:p text:style-name="P7">-----------------------------------------------------</text:p>
      <text:p text:style-name="P7">trace 7</text:p>
      <text:p text:style-name="P7">Success: 1439619</text:p>
      <text:p text:style-name="P7">Total: 1614292</text:p>
      <text:p text:style-name="P7">Accuracy: 0.891796</text:p>
      <text:p text:style-name="P7">Clock ticks: 145129</text:p>
      <text:p text:style-name="P7">Time: 0.145129</text:p>
      <text:p text:style-name="P7">-----------------------------------------------------</text:p>
      <text:p text:style-name="P7">trace 8</text:p>
      <text:p text:style-name="P7">Success: 1395028</text:p>
      <text:p text:style-name="P7">Total: 1625310</text:p>
      <text:p text:style-name="P7">Accuracy: 0.858315</text:p>
      <text:p text:style-name="P7">Clock ticks: 146309</text:p>
      <text:p text:style-name="P7">Time: 0.146309</text:p>
      <text:p text:style-name="P7">-----------------------------------------------------</text:p>
      <text:p text:style-name="P7">trace 9</text:p>
      <text:p text:style-name="P7">Success: 1400733</text:p>
      <text:p text:style-name="P7">Total: 1643205</text:p>
      <text:p text:style-name="P7">Accuracy: 0.852440</text:p>
      <text:p text:style-name="P7">Clock ticks: 146556</text:p>
      <text:p text:style-name="P7">Time: 0.146556</text:p>
      <text:p text:style-name="P7"><text:soft-page-break/>-----------------------------------------------------</text:p>
      <text:p text:style-name="P7">trace 10</text:p>
      <text:p text:style-name="P7">Success: 1321915</text:p>
      <text:p text:style-name="P7">Total: 1647830</text:p>
      <text:p text:style-name="P7">Accuracy: 0.802216</text:p>
      <text:p text:style-name="P7">Clock ticks: 149129</text:p>
      <text:p text:style-name="P7">Time: 0.149129</text:p>
      <text:p text:style-name="P7">-----------------------------------------------------</text:p>
      <text:p text:style-name="P7">trace 11</text:p>
      <text:p text:style-name="P7">Success: 1329837</text:p>
      <text:p text:style-name="P7">Total: 1647830</text:p>
      <text:p text:style-name="P7">Accuracy: 0.807023</text:p>
      <text:p text:style-name="P7">Clock ticks: 147236</text:p>
      <text:p text:style-name="P7">Time: 0.147236</text:p>
      <text:p text:style-name="P7">-----------------------------------------------------</text:p>
      <text:p text:style-name="P7">trace 12</text:p>
      <text:p text:style-name="P7">Success: 1372516</text:p>
      <text:p text:style-name="P7">Total: 1647816</text:p>
      <text:p text:style-name="P7">Accuracy: 0.832930</text:p>
      <text:p text:style-name="P7">Clock ticks: 148272</text:p>
      <text:p text:style-name="P7">Time: 0.148272</text:p>
      <text:p text:style-name="P7">-----------------------------------------------------</text:p>
      <text:p text:style-name="P7">trace 13</text:p>
      <text:p text:style-name="P7">Success: 1498162</text:p>
      <text:p text:style-name="P7">Total: 1646525</text:p>
      <text:p text:style-name="P7">Accuracy: 0.909893</text:p>
      <text:p text:style-name="P7">Clock ticks: 134789</text:p>
      <text:p text:style-name="P7">Time: 0.134789</text:p>
      <text:p text:style-name="P7">-----------------------------------------------------</text:p>
      <text:p text:style-name="P7">trace 14</text:p>
      <text:p text:style-name="P7">Success: 1343763</text:p>
      <text:p text:style-name="P7">Total: 1647811</text:p>
      <text:p text:style-name="P7">Accuracy: 0.815484</text:p>
      <text:p text:style-name="P7">Clock ticks: 145239</text:p>
      <text:p text:style-name="P7">Time: 0.145239</text:p>
      <text:p text:style-name="P7">-----------------------------------------------------</text:p>
      <text:p text:style-name="P7">trace 15</text:p>
      <text:p text:style-name="P7">Success: 1316015</text:p>
      <text:p text:style-name="P7">Total: 1647827</text:p>
      <text:p text:style-name="P7">Accuracy: 0.798637</text:p>
      <text:p text:style-name="P7">Clock ticks: 150900</text:p>
      <text:p text:style-name="P7">Time: 0.150900</text:p>
      <text:p text:style-name="P7">-----------------------------------------------------</text:p>
      <text:p text:style-name="P7">trace 16</text:p>
      <text:p text:style-name="P7">Success: 1356881</text:p>
      <text:p text:style-name="P7">Total: 1647833</text:p>
      <text:p text:style-name="P7">Accuracy: 0.823434</text:p>
      <text:p text:style-name="P7">Clock ticks: 148181</text:p>
      <text:p text:style-name="P7">Time: 0.148181</text:p>
      <text:p text:style-name="P7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4">Dynamic Bimodal with Branch History <text:span text:style-name="T3">(n = 20, h = 20)</text:span></text:p>
      <text:p text:style-name="P1">-----------------------------------------------------</text:p>
      <text:p text:style-name="P1">trace 1</text:p>
      <text:p text:style-name="P1">Success: 1533904</text:p>
      <text:p text:style-name="P1">Total: 1546797</text:p>
      <text:p text:style-name="P1"><text:soft-page-break/>Accuracy: 0.991665</text:p>
      <text:p text:style-name="P1">Clock ticks: 137523</text:p>
      <text:p text:style-name="P1">Time: 0.137523</text:p>
      <text:p text:style-name="P1">-----------------------------------------------------</text:p>
      <text:p text:style-name="P1">trace 2</text:p>
      <text:p text:style-name="P1">Success: 2394220</text:p>
      <text:p text:style-name="P1">Total: 2422049</text:p>
      <text:p text:style-name="P1">Accuracy: 0.988510</text:p>
      <text:p text:style-name="P1">Clock ticks: 193830</text:p>
      <text:p text:style-name="P1">Time: 0.193830</text:p>
      <text:p text:style-name="P1">-----------------------------------------------------</text:p>
      <text:p text:style-name="P1">trace 3</text:p>
      <text:p text:style-name="P1">Success: 3463477</text:p>
      <text:p text:style-name="P1">Total: 3771697</text:p>
      <text:p text:style-name="P1">Accuracy: 0.918281</text:p>
      <text:p text:style-name="P1">Clock ticks: 339480</text:p>
      <text:p text:style-name="P1">Time: 0.339480</text:p>
      <text:p text:style-name="P1">-----------------------------------------------------</text:p>
      <text:p text:style-name="P1">trace 4</text:p>
      <text:p text:style-name="P1">Success: 3743314</text:p>
      <text:p text:style-name="P1">Total: 3755315</text:p>
      <text:p text:style-name="P1">Accuracy: 0.996804</text:p>
      <text:p text:style-name="P1">Clock ticks: 279102</text:p>
      <text:p text:style-name="P1">Time: 0.279102</text:p>
      <text:p text:style-name="P1">-----------------------------------------------------</text:p>
      <text:p text:style-name="P1">trace 5</text:p>
      <text:p text:style-name="P1">Success: 2909967</text:p>
      <text:p text:style-name="P1">Total: 3014850</text:p>
      <text:p text:style-name="P1">Accuracy: 0.965211</text:p>
      <text:p text:style-name="P1">Clock ticks: 258411</text:p>
      <text:p text:style-name="P1">Time: 0.258411</text:p>
      <text:p text:style-name="P1">-----------------------------------------------------</text:p>
      <text:p text:style-name="P1">trace 6</text:p>
      <text:p text:style-name="P1">Success: 2413260</text:p>
      <text:p text:style-name="P1">Total: 2563897</text:p>
      <text:p text:style-name="P1">Accuracy: 0.941247</text:p>
      <text:p text:style-name="P1">Clock ticks: 256074</text:p>
      <text:p text:style-name="P1">Time: 0.256074</text:p>
      <text:p text:style-name="P1">-----------------------------------------------------</text:p>
      <text:p text:style-name="P1">trace 7</text:p>
      <text:p text:style-name="P1">Success: 1555872</text:p>
      <text:p text:style-name="P1">Total: 1614292</text:p>
      <text:p text:style-name="P1">Accuracy: 0.963811</text:p>
      <text:p text:style-name="P1">Clock ticks: 156084</text:p>
      <text:p text:style-name="P1">Time: 0.156084</text:p>
      <text:p text:style-name="P1">-----------------------------------------------------</text:p>
      <text:p text:style-name="P1">trace 8</text:p>
      <text:p text:style-name="P1">Success: 1577814</text:p>
      <text:p text:style-name="P1">Total: 1625310</text:p>
      <text:p text:style-name="P1">Accuracy: 0.970777</text:p>
      <text:p text:style-name="P1">Clock ticks: 172221</text:p>
      <text:p text:style-name="P1">Time: 0.172221</text:p>
      <text:p text:style-name="P1">-----------------------------------------------------</text:p>
      <text:p text:style-name="P1">trace 9</text:p>
      <text:p text:style-name="P1">Success: 1561438</text:p>
      <text:p text:style-name="P1">Total: 1643205</text:p>
      <text:p text:style-name="P1">Accuracy: 0.950239</text:p>
      <text:p text:style-name="P1">Clock ticks: 156216</text:p>
      <text:p text:style-name="P1">Time: 0.156216</text:p>
      <text:p text:style-name="P1">-----------------------------------------------------</text:p>
      <text:p text:style-name="P1">trace 10</text:p>
      <text:p text:style-name="P1">Success: 1594331</text:p>
      <text:p text:style-name="P1">Total: 1647830</text:p>
      <text:p text:style-name="P1"><text:soft-page-break/>Accuracy: 0.967534</text:p>
      <text:p text:style-name="P1">Clock ticks: 161377</text:p>
      <text:p text:style-name="P1">Time: 0.161377</text:p>
      <text:p text:style-name="P1">-----------------------------------------------------</text:p>
      <text:p text:style-name="P1">trace 11</text:p>
      <text:p text:style-name="P1">Success: 1580612</text:p>
      <text:p text:style-name="P1">Total: 1647830</text:p>
      <text:p text:style-name="P1">Accuracy: 0.959208</text:p>
      <text:p text:style-name="P1">Clock ticks: 157365</text:p>
      <text:p text:style-name="P1">Time: 0.157365</text:p>
      <text:p text:style-name="P1">-----------------------------------------------------</text:p>
      <text:p text:style-name="P1">trace 12</text:p>
      <text:p text:style-name="P1">Success: 1559521</text:p>
      <text:p text:style-name="P1">Total: 1647816</text:p>
      <text:p text:style-name="P1">Accuracy: 0.946417</text:p>
      <text:p text:style-name="P1">Clock ticks: 151583</text:p>
      <text:p text:style-name="P1">Time: 0.151583</text:p>
      <text:p text:style-name="P1">-----------------------------------------------------</text:p>
      <text:p text:style-name="P1">trace 13</text:p>
      <text:p text:style-name="P1">Success: 1585226</text:p>
      <text:p text:style-name="P1">Total: 1646525</text:p>
      <text:p text:style-name="P1">Accuracy: 0.962771</text:p>
      <text:p text:style-name="P1">Clock ticks: 141664</text:p>
      <text:p text:style-name="P1">Time: 0.141664</text:p>
      <text:p text:style-name="P1">-----------------------------------------------------</text:p>
      <text:p text:style-name="P1">trace 14</text:p>
      <text:p text:style-name="P1">Success: 1578125</text:p>
      <text:p text:style-name="P1">Total: 1647811</text:p>
      <text:p text:style-name="P1">Accuracy: 0.957710</text:p>
      <text:p text:style-name="P1">Clock ticks: 159483</text:p>
      <text:p text:style-name="P1">Time: 0.159483</text:p>
      <text:p text:style-name="P1">-----------------------------------------------------</text:p>
      <text:p text:style-name="P1">trace 15</text:p>
      <text:p text:style-name="P1">Success: 1588798</text:p>
      <text:p text:style-name="P1">Total: 1647827</text:p>
      <text:p text:style-name="P1">Accuracy: 0.964178</text:p>
      <text:p text:style-name="P1">Clock ticks: 151772</text:p>
      <text:p text:style-name="P1">Time: 0.151772</text:p>
      <text:p text:style-name="P1">-----------------------------------------------------</text:p>
      <text:p text:style-name="P1">trace 16</text:p>
      <text:p text:style-name="P1">Success: 1574813</text:p>
      <text:p text:style-name="P1">Total: 1647833</text:p>
      <text:p text:style-name="P1">Accuracy: 0.955687</text:p>
      <text:p text:style-name="P1">Clock ticks: 154736</text:p>
      <text:p text:style-name="P1">Time: 0.154736</text:p>
      <text:p text:style-name="P1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Droid Sans Mono" svg:font-family="'Droid Sans Mono', monospace, monospace"/>
    <style:font-face style:name="Droid Sans mono" svg:font-family="'Droid Sans mono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0:50:06.901157884</meta:creation-date>
    <dc:date>2023-03-13T11:58:23.245362324</dc:date>
    <meta:editing-duration>PT1H8M1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2" meta:paragraph-count="686" meta:word-count="1393" meta:character-count="13922" meta:non-whitespace-character-count="13215"/>
  </office:meta>
</office:document-meta>
</file>